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232.61pt"/>
    </style:style>
    <style:style style:name="co5" style:family="table-column">
      <style:table-column-properties fo:break-before="auto" style:column-width="192.44pt"/>
    </style:style>
    <style:style style:name="co6" style:family="table-column">
      <style:table-column-properties fo:break-before="auto" style:column-width="112.14pt"/>
    </style:style>
    <style:style style:name="co7" style:family="table-column">
      <style:table-column-properties fo:break-before="auto" style:column-width="122.94pt"/>
    </style:style>
    <style:style style:name="co8" style:family="table-column">
      <style:table-column-properties fo:break-before="auto" style:column-width="117.55pt"/>
    </style:style>
    <style:style style:name="co9" style:family="table-column">
      <style:table-column-properties fo:break-before="auto" style:column-width="109.05pt"/>
    </style:style>
    <style:style style:name="co10" style:family="table-column">
      <style:table-column-properties fo:break-before="auto" style:column-width="111.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queue-results-latency" table:style-name="ta1">
        <table:shapes>
          <draw:frame draw:z-index="0" draw:style-name="gr1" draw:text-style-name="P1" svg:width="1001.08pt" svg:height="326.01pt" svg:x="3.09pt" svg:y="155.85pt">
            <draw:object draw:notify-on-update-of-ranges="'queue-results-latency'.A1:'queue-results-latency'.A1 'queue-results-latency'.A2:'queue-results-latency'.A12 'queue-results-latency'.B1:'queue-results-latency'.B1 'queue-results-latency'.B2:'queue-results-latency'.B12 'queue-results-latency'.A1:'queue-results-latency'.A1 'queue-results-latency'.A2:'queue-results-latency'.A12 'queue-results-latency'.C1:'queue-results-latency'.C1 'queue-results-latency'.C2:'queue-results-latency'.C12 'queue-results-latency'.A1:'queue-results-latency'.A1 'queue-results-latency'.A2:'queue-results-latency'.A12 'queue-results-latency'.D1:'queue-results-latency'.D1 'queue-results-latency'.D2:'queue-results-latency'.D12 'queue-results-latency'.A1:'queue-results-latency'.A1 'queue-results-latency'.A2:'queue-results-latency'.A12 'queue-results-latency'.E1:'queue-results-latency'.E1 'queue-results-latency'.E2:'queue-results-latency'.E12 'queue-results-latency'.A1:'queue-results-latency'.A1 'queue-results-latency'.A2:'queue-results-latency'.A12 'queue-results-latency'.F1:'queue-results-latency'.F1 'queue-results-latency'.F2:'queue-results-latency'.F12 'queue-results-latency'.A1:'queue-results-latency'.A1 'queue-results-latency'.A2:'queue-results-latency'.A12 'queue-results-latency'.G1:'queue-results-latency'.G1 'queue-results-latency'.G2:'queue-results-latency'.G12 'queue-results-latency'.A1:'queue-results-latency'.A1 'queue-results-latency'.A2:'queue-results-latency'.A12 'queue-results-latency'.H1:'queue-results-latency'.H1 'queue-results-latency'.H2:'queue-results-latency'.H12 'queue-results-latency'.A1:'queue-results-latency'.A1 'queue-results-latency'.A2:'queue-results-latency'.A12 'queue-results-latency'.I1:'queue-results-latency'.I1 'queue-results-latency'.I2:'queue-results-latency'.I12 'queue-results-latency'.A1:'queue-results-latency'.A1 'queue-results-latency'.A2:'queue-results-latency'.A12 'queue-results-latency'.J1:'queue-results-latency'.J1 'queue-results-latency'.J2:'queue-results-latency'.J12 'queue-results-latency'.A1:'queue-results-latency'.A1 'queue-results-latency'.A2:'queue-results-latency'.A12 'queue-results-latency'.K1:'queue-results-latency'.K1 'queue-results-latency'.K2:'queue-results-latency'.K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lock-free queue"</text:p>
          </table:table-cell>
          <table:table-cell office:value-type="string" calcext:value-type="string">
            <text:p>lock-free queue with pool"</text:p>
          </table:table-cell>
          <table:table-cell office:value-type="string" calcext:value-type="string">
            <text:p>lock-free queue with pool and exponential backoff"</text:p>
          </table:table-cell>
          <table:table-cell office:value-type="string" calcext:value-type="string">
            <text:p>lock-free queue with pool and no backoff"</text:p>
          </table:table-cell>
          <table:table-cell office:value-type="string" calcext:value-type="string">
            <text:p>boost::lockfree::queue"</text:p>
          </table:table-cell>
          <table:table-cell office:value-type="string" calcext:value-type="string">
            <text:p>cds::container::msqueue"</text:p>
          </table:table-cell>
          <table:table-cell office:value-type="string" calcext:value-type="string">
            <text:p>cds::container::fcqueue"</text:p>
          </table:table-cell>
          <table:table-cell office:value-type="string" calcext:value-type="string">
            <text:p>tbb::concurent_queue"</text:p>
          </table:table-cell>
          <table:table-cell office:value-type="string" calcext:value-type="string">
            <text:p>std::queue with mutex"</text:p>
          </table:table-cell>
          <table:table-cell office:value-type="string" calcext:value-type="string">
            <text:p>std::queue with spin-lock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309786" calcext:value-type="float">
            <text:p>3.09786E-007</text:p>
          </table:table-cell>
          <table:table-cell office:value-type="float" office:value="0.000000117541" calcext:value-type="float">
            <text:p>1.17541E-007</text:p>
          </table:table-cell>
          <table:table-cell office:value-type="float" office:value="0.00000011865" calcext:value-type="float">
            <text:p>1.1865E-007</text:p>
          </table:table-cell>
          <table:table-cell office:value-type="float" office:value="0.000000118239" calcext:value-type="float">
            <text:p>1.18239E-007</text:p>
          </table:table-cell>
          <table:table-cell office:value-type="float" office:value="0.000000124883" calcext:value-type="float">
            <text:p>1.24883E-007</text:p>
          </table:table-cell>
          <table:table-cell office:value-type="float" office:value="0.000000254671" calcext:value-type="float">
            <text:p>2.54671E-007</text:p>
          </table:table-cell>
          <table:table-cell office:value-type="float" office:value="0.000000146774" calcext:value-type="float">
            <text:p>1.46774E-007</text:p>
          </table:table-cell>
          <table:table-cell office:value-type="float" office:value="0.000000112675" calcext:value-type="float">
            <text:p>1.12675E-007</text:p>
          </table:table-cell>
          <table:table-cell office:value-type="float" office:value="0.00000011953" calcext:value-type="float">
            <text:p>1.1953E-007</text:p>
          </table:table-cell>
          <table:table-cell office:value-type="float" office:value="0.000000124754" calcext:value-type="float">
            <text:p>1.24754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331208" calcext:value-type="float">
            <text:p>3.31208E-006</text:p>
          </table:table-cell>
          <table:table-cell office:value-type="float" office:value="0.0000012522" calcext:value-type="float">
            <text:p>1.2522E-006</text:p>
          </table:table-cell>
          <table:table-cell office:value-type="float" office:value="0.00000129585" calcext:value-type="float">
            <text:p>1.29585E-006</text:p>
          </table:table-cell>
          <table:table-cell office:value-type="float" office:value="0.000000302053" calcext:value-type="float">
            <text:p>3.02053E-007</text:p>
          </table:table-cell>
          <table:table-cell office:value-type="float" office:value="0.000000325948" calcext:value-type="float">
            <text:p>3.25948E-007</text:p>
          </table:table-cell>
          <table:table-cell office:value-type="float" office:value="0.000000476389" calcext:value-type="float">
            <text:p>4.76389E-007</text:p>
          </table:table-cell>
          <table:table-cell office:value-type="float" office:value="0.00000131817" calcext:value-type="float">
            <text:p>1.31817E-006</text:p>
          </table:table-cell>
          <table:table-cell office:value-type="float" office:value="0.000000264277" calcext:value-type="float">
            <text:p>2.64277E-007</text:p>
          </table:table-cell>
          <table:table-cell office:value-type="float" office:value="0.000000442832" calcext:value-type="float">
            <text:p>4.42832E-007</text:p>
          </table:table-cell>
          <table:table-cell office:value-type="float" office:value="0.00000122664" calcext:value-type="float">
            <text:p>1.22664E-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727218" calcext:value-type="float">
            <text:p>7.27218E-006</text:p>
          </table:table-cell>
          <table:table-cell office:value-type="float" office:value="0.00000253668" calcext:value-type="float">
            <text:p>2.53668E-006</text:p>
          </table:table-cell>
          <table:table-cell office:value-type="float" office:value="0.00000259063" calcext:value-type="float">
            <text:p>2.59063E-006</text:p>
          </table:table-cell>
          <table:table-cell office:value-type="float" office:value="0.000000288375" calcext:value-type="float">
            <text:p>2.88375E-007</text:p>
          </table:table-cell>
          <table:table-cell office:value-type="float" office:value="0.000000320107" calcext:value-type="float">
            <text:p>3.20107E-007</text:p>
          </table:table-cell>
          <table:table-cell office:value-type="float" office:value="0.000000487959" calcext:value-type="float">
            <text:p>0.000000488</text:p>
          </table:table-cell>
          <table:table-cell office:value-type="float" office:value="0.00000251471" calcext:value-type="float">
            <text:p>2.51471E-006</text:p>
          </table:table-cell>
          <table:table-cell office:value-type="float" office:value="0.00000201962" calcext:value-type="float">
            <text:p>2.01962E-006</text:p>
          </table:table-cell>
          <table:table-cell office:value-type="float" office:value="0.0000004858" calcext:value-type="float">
            <text:p>4.858E-007</text:p>
          </table:table-cell>
          <table:table-cell office:value-type="float" office:value="0.00000243679" calcext:value-type="float">
            <text:p>2.43679E-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115906" calcext:value-type="float">
            <text:p>1.15906E-005</text:p>
          </table:table-cell>
          <table:table-cell office:value-type="float" office:value="0.00000385529" calcext:value-type="float">
            <text:p>3.85529E-006</text:p>
          </table:table-cell>
          <table:table-cell office:value-type="float" office:value="0.00000383427" calcext:value-type="float">
            <text:p>3.83427E-006</text:p>
          </table:table-cell>
          <table:table-cell office:value-type="float" office:value="0.000000298827" calcext:value-type="float">
            <text:p>2.98827E-007</text:p>
          </table:table-cell>
          <table:table-cell office:value-type="float" office:value="0.000000320991" calcext:value-type="float">
            <text:p>0.000000321</text:p>
          </table:table-cell>
          <table:table-cell office:value-type="float" office:value="0.000000515145" calcext:value-type="float">
            <text:p>5.15145E-007</text:p>
          </table:table-cell>
          <table:table-cell office:value-type="float" office:value="0.00000373539" calcext:value-type="float">
            <text:p>3.73539E-006</text:p>
          </table:table-cell>
          <table:table-cell office:value-type="float" office:value="0.00000631975" calcext:value-type="float">
            <text:p>6.31975E-006</text:p>
          </table:table-cell>
          <table:table-cell office:value-type="float" office:value="0.000000797479" calcext:value-type="float">
            <text:p>7.97479E-007</text:p>
          </table:table-cell>
          <table:table-cell office:value-type="float" office:value="0.00000370925" calcext:value-type="float">
            <text:p>3.70925E-0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151519" calcext:value-type="float">
            <text:p>1.51519E-005</text:p>
          </table:table-cell>
          <table:table-cell office:value-type="float" office:value="0.00000529541" calcext:value-type="float">
            <text:p>5.29541E-006</text:p>
          </table:table-cell>
          <table:table-cell office:value-type="float" office:value="0.00000516173" calcext:value-type="float">
            <text:p>5.16173E-006</text:p>
          </table:table-cell>
          <table:table-cell office:value-type="float" office:value="0.000000299653" calcext:value-type="float">
            <text:p>2.99653E-007</text:p>
          </table:table-cell>
          <table:table-cell office:value-type="float" office:value="0.000000317293" calcext:value-type="float">
            <text:p>3.17293E-007</text:p>
          </table:table-cell>
          <table:table-cell office:value-type="float" office:value="0.000000530597" calcext:value-type="float">
            <text:p>5.30597E-007</text:p>
          </table:table-cell>
          <table:table-cell office:value-type="float" office:value="0.00000497301" calcext:value-type="float">
            <text:p>0.000004973</text:p>
          </table:table-cell>
          <table:table-cell office:value-type="float" office:value="0.00000851742" calcext:value-type="float">
            <text:p>8.51742E-006</text:p>
          </table:table-cell>
          <table:table-cell office:value-type="float" office:value="0.000000787638" calcext:value-type="float">
            <text:p>7.87638E-007</text:p>
          </table:table-cell>
          <table:table-cell office:value-type="float" office:value="0.00000502084" calcext:value-type="float">
            <text:p>5.02084E-0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313607" calcext:value-type="float">
            <text:p>3.13607E-005</text:p>
          </table:table-cell>
          <table:table-cell office:value-type="float" office:value="0.0000113743" calcext:value-type="float">
            <text:p>1.13743E-005</text:p>
          </table:table-cell>
          <table:table-cell office:value-type="float" office:value="0.00000998723" calcext:value-type="float">
            <text:p>9.98723E-006</text:p>
          </table:table-cell>
          <table:table-cell office:value-type="float" office:value="0.000000291218" calcext:value-type="float">
            <text:p>2.91218E-007</text:p>
          </table:table-cell>
          <table:table-cell office:value-type="float" office:value="0.000000320443" calcext:value-type="float">
            <text:p>3.20443E-007</text:p>
          </table:table-cell>
          <table:table-cell office:value-type="float" office:value="0.00000069695" calcext:value-type="float">
            <text:p>0.000000697</text:p>
          </table:table-cell>
          <table:table-cell office:value-type="float" office:value="0.0000101066" calcext:value-type="float">
            <text:p>1.01066E-005</text:p>
          </table:table-cell>
          <table:table-cell office:value-type="float" office:value="0.0000178117" calcext:value-type="float">
            <text:p>1.78117E-005</text:p>
          </table:table-cell>
          <table:table-cell office:value-type="float" office:value="0.00000145718" calcext:value-type="float">
            <text:p>1.45718E-006</text:p>
          </table:table-cell>
          <table:table-cell office:value-type="float" office:value="0.0000112347" calcext:value-type="float">
            <text:p>1.12347E-0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500223" calcext:value-type="float">
            <text:p>5.00223E-005</text:p>
          </table:table-cell>
          <table:table-cell office:value-type="float" office:value="0.0000179717" calcext:value-type="float">
            <text:p>1.79717E-005</text:p>
          </table:table-cell>
          <table:table-cell office:value-type="float" office:value="0.0000130834" calcext:value-type="float">
            <text:p>1.30834E-005</text:p>
          </table:table-cell>
          <table:table-cell office:value-type="float" office:value="0.000000289565" calcext:value-type="float">
            <text:p>2.89565E-007</text:p>
          </table:table-cell>
          <table:table-cell office:value-type="float" office:value="0.000000318961" calcext:value-type="float">
            <text:p>0.000000319</text:p>
          </table:table-cell>
          <table:table-cell office:value-type="float" office:value="0.00000096087" calcext:value-type="float">
            <text:p>9.6087E-007</text:p>
          </table:table-cell>
          <table:table-cell office:value-type="float" office:value="0.0000155264" calcext:value-type="float">
            <text:p>1.55264E-005</text:p>
          </table:table-cell>
          <table:table-cell office:value-type="float" office:value="0.000028136" calcext:value-type="float">
            <text:p>0.000028136</text:p>
          </table:table-cell>
          <table:table-cell office:value-type="float" office:value="0.00000194716" calcext:value-type="float">
            <text:p>1.94716E-006</text:p>
          </table:table-cell>
          <table:table-cell office:value-type="float" office:value="0.0000181729" calcext:value-type="float">
            <text:p>1.81729E-0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583738" calcext:value-type="float">
            <text:p>5.83738E-005</text:p>
          </table:table-cell>
          <table:table-cell office:value-type="float" office:value="0.0000234853" calcext:value-type="float">
            <text:p>2.34853E-005</text:p>
          </table:table-cell>
          <table:table-cell office:value-type="float" office:value="0.000014728" calcext:value-type="float">
            <text:p>0.000014728</text:p>
          </table:table-cell>
          <table:table-cell office:value-type="float" office:value="0.00000028982" calcext:value-type="float">
            <text:p>2.8982E-007</text:p>
          </table:table-cell>
          <table:table-cell office:value-type="float" office:value="0.000000325526" calcext:value-type="float">
            <text:p>3.25526E-007</text:p>
          </table:table-cell>
          <table:table-cell office:value-type="float" office:value="0.00000139694" calcext:value-type="float">
            <text:p>1.39694E-006</text:p>
          </table:table-cell>
          <table:table-cell office:value-type="float" office:value="0.0000210534" calcext:value-type="float">
            <text:p>2.10534E-005</text:p>
          </table:table-cell>
          <table:table-cell office:value-type="float" office:value="0.0000392387" calcext:value-type="float">
            <text:p>3.92387E-005</text:p>
          </table:table-cell>
          <table:table-cell office:value-type="float" office:value="0.00000319927" calcext:value-type="float">
            <text:p>3.19927E-006</text:p>
          </table:table-cell>
          <table:table-cell office:value-type="float" office:value="0.0000235786" calcext:value-type="float">
            <text:p>2.35786E-0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756017" calcext:value-type="float">
            <text:p>7.56017E-005</text:p>
          </table:table-cell>
          <table:table-cell office:value-type="float" office:value="0.000027303" calcext:value-type="float">
            <text:p>0.000027303</text:p>
          </table:table-cell>
          <table:table-cell office:value-type="float" office:value="0.0000175652" calcext:value-type="float">
            <text:p>1.75652E-005</text:p>
          </table:table-cell>
          <table:table-cell office:value-type="float" office:value="0.000000289425" calcext:value-type="float">
            <text:p>2.89425E-007</text:p>
          </table:table-cell>
          <table:table-cell office:value-type="float" office:value="0.000000329144" calcext:value-type="float">
            <text:p>3.29144E-007</text:p>
          </table:table-cell>
          <table:table-cell office:value-type="float" office:value="0.00000175598" calcext:value-type="float">
            <text:p>0.000001756</text:p>
          </table:table-cell>
          <table:table-cell office:value-type="float" office:value="0.000026877" calcext:value-type="float">
            <text:p>0.000026877</text:p>
          </table:table-cell>
          <table:table-cell office:value-type="float" office:value="0.0000545671" calcext:value-type="float">
            <text:p>5.45671E-005</text:p>
          </table:table-cell>
          <table:table-cell office:value-type="float" office:value="0.00000338999" calcext:value-type="float">
            <text:p>0.00000339</text:p>
          </table:table-cell>
          <table:table-cell office:value-type="float" office:value="0.0000273586" calcext:value-type="float">
            <text:p>2.73586E-0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100001" calcext:value-type="float">
            <text:p>0.000100001</text:p>
          </table:table-cell>
          <table:table-cell office:value-type="float" office:value="0.0000314103" calcext:value-type="float">
            <text:p>3.14103E-005</text:p>
          </table:table-cell>
          <table:table-cell office:value-type="float" office:value="0.0000219518" calcext:value-type="float">
            <text:p>2.19518E-005</text:p>
          </table:table-cell>
          <table:table-cell office:value-type="float" office:value="0.000000301759" calcext:value-type="float">
            <text:p>3.01759E-007</text:p>
          </table:table-cell>
          <table:table-cell office:value-type="float" office:value="0.000000320111" calcext:value-type="float">
            <text:p>3.20111E-007</text:p>
          </table:table-cell>
          <table:table-cell office:value-type="float" office:value="0.00000220281" calcext:value-type="float">
            <text:p>2.20281E-006</text:p>
          </table:table-cell>
          <table:table-cell office:value-type="float" office:value="0.0000328027" calcext:value-type="float">
            <text:p>3.28027E-005</text:p>
          </table:table-cell>
          <table:table-cell office:value-type="float" office:value="0.0000744311" calcext:value-type="float">
            <text:p>7.44311E-005</text:p>
          </table:table-cell>
          <table:table-cell office:value-type="float" office:value="0.00000410296" calcext:value-type="float">
            <text:p>0.000004103</text:p>
          </table:table-cell>
          <table:table-cell office:value-type="float" office:value="0.0000301759" calcext:value-type="float">
            <text:p>3.01759E-0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113519" calcext:value-type="float">
            <text:p>0.000113519</text:p>
          </table:table-cell>
          <table:table-cell office:value-type="float" office:value="0.0000352544" calcext:value-type="float">
            <text:p>3.52544E-005</text:p>
          </table:table-cell>
          <table:table-cell office:value-type="float" office:value="0.0000246136" calcext:value-type="float">
            <text:p>2.46136E-005</text:p>
          </table:table-cell>
          <table:table-cell office:value-type="float" office:value="0.000000287501" calcext:value-type="float">
            <text:p>2.87501E-007</text:p>
          </table:table-cell>
          <table:table-cell office:value-type="float" office:value="0.000000330916" calcext:value-type="float">
            <text:p>3.30916E-007</text:p>
          </table:table-cell>
          <table:table-cell office:value-type="float" office:value="0.00000289745" calcext:value-type="float">
            <text:p>2.89745E-006</text:p>
          </table:table-cell>
          <table:table-cell office:value-type="float" office:value="0.0000388578" calcext:value-type="float">
            <text:p>3.88578E-005</text:p>
          </table:table-cell>
          <table:table-cell office:value-type="float" office:value="0.0000981731" calcext:value-type="float">
            <text:p>9.81731E-005</text:p>
          </table:table-cell>
          <table:table-cell office:value-type="float" office:value="0.00000475786" calcext:value-type="float">
            <text:p>4.75786E-006</text:p>
          </table:table-cell>
          <table:table-cell office:value-type="float" office:value="0.0000319284" calcext:value-type="float">
            <text:p>3.19284E-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3T20:59:45.035640472</dc:date>
    <dc:creator>andrew </dc:creator>
    <meta:editing-duration>PT1M52S</meta:editing-duration>
    <meta:editing-cycles>1</meta:editing-cycles>
    <meta:document-statistic meta:table-count="1" meta:cell-count="132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317cm" svg:height="11.502cm" xlink:href=".." xlink:type="simple" chart:class="chart:scatter" chart:style-name="ch1">
        <chart:legend chart:legend-position="end" svg:x="26.3cm" svg:y="3.211cm" style:legend-expansion="high" chart:style-name="ch2"/>
        <chart:plot-area chart:style-name="ch3" table:cell-range-address="'queue-results-latency'.A1:'queue-results-latency'.K12" chart:data-source-has-labels="row" svg:x="0.706cm" svg:y="0.23cm" svg:width="24.888cm" svg:height="11.042cm">
          <chartooo:coordinate-region svg:x="2.174cm" svg:y="0.43cm" svg:width="23.14cm" svg:height="10.1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eue-results-latency'.B2:'queue-results-latency'.B12" chart:label-cell-address="'queue-results-latency'.B1:'queue-results-latency'.B1" chart:class="chart:scatter">
            <chart:domain table:cell-range-address="'queue-results-latency'.A2:'queue-results-latency'.A12"/>
            <chart:data-point chart:repeated="11"/>
          </chart:series>
          <chart:series chart:style-name="ch7" chart:values-cell-range-address="'queue-results-latency'.C2:'queue-results-latency'.C12" chart:label-cell-address="'queue-results-latency'.C1:'queue-results-latency'.C1" chart:class="chart:scatter">
            <chart:data-point chart:repeated="11"/>
          </chart:series>
          <chart:series chart:style-name="ch8" chart:values-cell-range-address="'queue-results-latency'.D2:'queue-results-latency'.D12" chart:label-cell-address="'queue-results-latency'.D1:'queue-results-latency'.D1" chart:class="chart:scatter">
            <chart:data-point chart:repeated="11"/>
          </chart:series>
          <chart:series chart:style-name="ch9" chart:values-cell-range-address="'queue-results-latency'.E2:'queue-results-latency'.E12" chart:label-cell-address="'queue-results-latency'.E1:'queue-results-latency'.E1" chart:class="chart:scatter">
            <chart:data-point chart:repeated="11"/>
          </chart:series>
          <chart:series chart:style-name="ch10" chart:values-cell-range-address="'queue-results-latency'.F2:'queue-results-latency'.F12" chart:label-cell-address="'queue-results-latency'.F1:'queue-results-latency'.F1" chart:class="chart:scatter">
            <chart:data-point chart:repeated="11"/>
          </chart:series>
          <chart:series chart:style-name="ch11" chart:values-cell-range-address="'queue-results-latency'.G2:'queue-results-latency'.G12" chart:label-cell-address="'queue-results-latency'.G1:'queue-results-latency'.G1" chart:class="chart:scatter">
            <chart:data-point chart:repeated="11"/>
          </chart:series>
          <chart:series chart:style-name="ch12" chart:values-cell-range-address="'queue-results-latency'.H2:'queue-results-latency'.H12" chart:label-cell-address="'queue-results-latency'.H1:'queue-results-latency'.H1" chart:class="chart:scatter">
            <chart:data-point chart:repeated="11"/>
          </chart:series>
          <chart:series chart:style-name="ch13" chart:values-cell-range-address="'queue-results-latency'.I2:'queue-results-latency'.I12" chart:label-cell-address="'queue-results-latency'.I1:'queue-results-latency'.I1" chart:class="chart:scatter">
            <chart:data-point chart:repeated="11"/>
          </chart:series>
          <chart:series chart:style-name="ch14" chart:values-cell-range-address="'queue-results-latency'.J2:'queue-results-latency'.J12" chart:label-cell-address="'queue-results-latency'.J1:'queue-results-latency'.J1" chart:class="chart:scatter">
            <chart:data-point chart:repeated="11"/>
          </chart:series>
          <chart:series chart:style-name="ch15" chart:values-cell-range-address="'queue-results-latency'.K2:'queue-results-latency'.K12" chart:label-cell-address="'queue-results-latency'.K1:'queue-results-latency'.K1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k-free queue"</text:p>
                <draw:g>
                  <svg:desc>'queue-results-latency'.B1:'queue-results-latency'.B1</svg:desc>
                </draw:g>
              </table:table-cell>
              <table:table-cell office:value-type="string">
                <text:p>lock-free queue with pool"</text:p>
                <draw:g>
                  <svg:desc>'queue-results-latency'.C1:'queue-results-latency'.C1</svg:desc>
                </draw:g>
              </table:table-cell>
              <table:table-cell office:value-type="string">
                <text:p>lock-free queue with pool and exponential backoff"</text:p>
                <draw:g>
                  <svg:desc>'queue-results-latency'.D1:'queue-results-latency'.D1</svg:desc>
                </draw:g>
              </table:table-cell>
              <table:table-cell office:value-type="string">
                <text:p>lock-free queue with pool and no backoff"</text:p>
                <draw:g>
                  <svg:desc>'queue-results-latency'.E1:'queue-results-latency'.E1</svg:desc>
                </draw:g>
              </table:table-cell>
              <table:table-cell office:value-type="string">
                <text:p>boost::lockfree::queue"</text:p>
                <draw:g>
                  <svg:desc>'queue-results-latency'.F1:'queue-results-latency'.F1</svg:desc>
                </draw:g>
              </table:table-cell>
              <table:table-cell office:value-type="string">
                <text:p>cds::container::msqueue"</text:p>
                <draw:g>
                  <svg:desc>'queue-results-latency'.G1:'queue-results-latency'.G1</svg:desc>
                </draw:g>
              </table:table-cell>
              <table:table-cell office:value-type="string">
                <text:p>cds::container::fcqueue"</text:p>
                <draw:g>
                  <svg:desc>'queue-results-latency'.H1:'queue-results-latency'.H1</svg:desc>
                </draw:g>
              </table:table-cell>
              <table:table-cell office:value-type="string">
                <text:p>tbb::concurent_queue"</text:p>
                <draw:g>
                  <svg:desc>'queue-results-latency'.I1:'queue-results-latency'.I1</svg:desc>
                </draw:g>
              </table:table-cell>
              <table:table-cell office:value-type="string">
                <text:p>std::queue with mutex"</text:p>
                <draw:g>
                  <svg:desc>'queue-results-latency'.J1:'queue-results-latency'.J1</svg:desc>
                </draw:g>
              </table:table-cell>
              <table:table-cell office:value-type="string">
                <text:p>std::queue with spin-lock"</text:p>
                <draw:g>
                  <svg:desc>'queue-results-latency'.K1:'queue-results-latency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ueue-results-latency'.A2:'queue-results-latency'.A12</svg:desc>
                </draw:g>
              </table:table-cell>
              <table:table-cell office:value-type="float" office:value="0.000000309786">
                <text:p>0.000000309786</text:p>
                <draw:g>
                  <svg:desc>'queue-results-latency'.B2:'queue-results-latency'.B12</svg:desc>
                </draw:g>
              </table:table-cell>
              <table:table-cell office:value-type="float" office:value="0.000000117541">
                <text:p>0.000000117541</text:p>
                <draw:g>
                  <svg:desc>'queue-results-latency'.C2:'queue-results-latency'.C12</svg:desc>
                </draw:g>
              </table:table-cell>
              <table:table-cell office:value-type="float" office:value="0.00000011865">
                <text:p>0.00000011865</text:p>
                <draw:g>
                  <svg:desc>'queue-results-latency'.D2:'queue-results-latency'.D12</svg:desc>
                </draw:g>
              </table:table-cell>
              <table:table-cell office:value-type="float" office:value="0.000000118239">
                <text:p>0.000000118239</text:p>
                <draw:g>
                  <svg:desc>'queue-results-latency'.E2:'queue-results-latency'.E12</svg:desc>
                </draw:g>
              </table:table-cell>
              <table:table-cell office:value-type="float" office:value="0.000000124883">
                <text:p>0.000000124883</text:p>
                <draw:g>
                  <svg:desc>'queue-results-latency'.F2:'queue-results-latency'.F12</svg:desc>
                </draw:g>
              </table:table-cell>
              <table:table-cell office:value-type="float" office:value="0.000000254671">
                <text:p>0.000000254671</text:p>
                <draw:g>
                  <svg:desc>'queue-results-latency'.G2:'queue-results-latency'.G12</svg:desc>
                </draw:g>
              </table:table-cell>
              <table:table-cell office:value-type="float" office:value="0.000000146774">
                <text:p>0.000000146774</text:p>
                <draw:g>
                  <svg:desc>'queue-results-latency'.H2:'queue-results-latency'.H12</svg:desc>
                </draw:g>
              </table:table-cell>
              <table:table-cell office:value-type="float" office:value="0.000000112675">
                <text:p>0.000000112675</text:p>
                <draw:g>
                  <svg:desc>'queue-results-latency'.I2:'queue-results-latency'.I12</svg:desc>
                </draw:g>
              </table:table-cell>
              <table:table-cell office:value-type="float" office:value="0.00000011953">
                <text:p>0.00000011953</text:p>
                <draw:g>
                  <svg:desc>'queue-results-latency'.J2:'queue-results-latency'.J12</svg:desc>
                </draw:g>
              </table:table-cell>
              <table:table-cell office:value-type="float" office:value="0.000000124754">
                <text:p>0.000000124754</text:p>
                <draw:g>
                  <svg:desc>'queue-results-latency'.K2:'queue-results-latency'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00331208">
                <text:p>0.00000331208</text:p>
              </table:table-cell>
              <table:table-cell office:value-type="float" office:value="0.0000012522">
                <text:p>0.0000012522</text:p>
              </table:table-cell>
              <table:table-cell office:value-type="float" office:value="0.00000129585">
                <text:p>0.00000129585</text:p>
              </table:table-cell>
              <table:table-cell office:value-type="float" office:value="0.000000302053">
                <text:p>0.000000302053</text:p>
              </table:table-cell>
              <table:table-cell office:value-type="float" office:value="0.000000325948">
                <text:p>0.000000325948</text:p>
              </table:table-cell>
              <table:table-cell office:value-type="float" office:value="0.000000476389">
                <text:p>0.000000476389</text:p>
              </table:table-cell>
              <table:table-cell office:value-type="float" office:value="0.00000131817">
                <text:p>0.00000131817</text:p>
              </table:table-cell>
              <table:table-cell office:value-type="float" office:value="0.000000264277">
                <text:p>0.000000264277</text:p>
              </table:table-cell>
              <table:table-cell office:value-type="float" office:value="0.000000442832">
                <text:p>0.000000442832</text:p>
              </table:table-cell>
              <table:table-cell office:value-type="float" office:value="0.00000122664">
                <text:p>0.00000122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00000727218">
                <text:p>0.00000727218</text:p>
              </table:table-cell>
              <table:table-cell office:value-type="float" office:value="0.00000253668">
                <text:p>0.00000253668</text:p>
              </table:table-cell>
              <table:table-cell office:value-type="float" office:value="0.00000259063">
                <text:p>0.00000259063</text:p>
              </table:table-cell>
              <table:table-cell office:value-type="float" office:value="0.000000288375">
                <text:p>0.000000288375</text:p>
              </table:table-cell>
              <table:table-cell office:value-type="float" office:value="0.000000320107">
                <text:p>0.000000320107</text:p>
              </table:table-cell>
              <table:table-cell office:value-type="float" office:value="0.000000487959">
                <text:p>0.000000487959</text:p>
              </table:table-cell>
              <table:table-cell office:value-type="float" office:value="0.00000251471">
                <text:p>0.00000251471</text:p>
              </table:table-cell>
              <table:table-cell office:value-type="float" office:value="0.00000201962">
                <text:p>0.00000201962</text:p>
              </table:table-cell>
              <table:table-cell office:value-type="float" office:value="0.0000004858">
                <text:p>0.0000004858</text:p>
              </table:table-cell>
              <table:table-cell office:value-type="float" office:value="0.00000243679">
                <text:p>0.000002436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0000115906">
                <text:p>0.0000115906</text:p>
              </table:table-cell>
              <table:table-cell office:value-type="float" office:value="0.00000385529">
                <text:p>0.00000385529</text:p>
              </table:table-cell>
              <table:table-cell office:value-type="float" office:value="0.00000383427">
                <text:p>0.00000383427</text:p>
              </table:table-cell>
              <table:table-cell office:value-type="float" office:value="0.000000298827">
                <text:p>0.000000298827</text:p>
              </table:table-cell>
              <table:table-cell office:value-type="float" office:value="0.000000320991">
                <text:p>0.000000320991</text:p>
              </table:table-cell>
              <table:table-cell office:value-type="float" office:value="0.000000515145">
                <text:p>0.000000515145</text:p>
              </table:table-cell>
              <table:table-cell office:value-type="float" office:value="0.00000373539">
                <text:p>0.00000373539</text:p>
              </table:table-cell>
              <table:table-cell office:value-type="float" office:value="0.00000631975">
                <text:p>0.00000631975</text:p>
              </table:table-cell>
              <table:table-cell office:value-type="float" office:value="0.000000797479">
                <text:p>0.000000797479</text:p>
              </table:table-cell>
              <table:table-cell office:value-type="float" office:value="0.00000370925">
                <text:p>0.00000370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0.0000151519">
                <text:p>0.0000151519</text:p>
              </table:table-cell>
              <table:table-cell office:value-type="float" office:value="0.00000529541">
                <text:p>0.00000529541</text:p>
              </table:table-cell>
              <table:table-cell office:value-type="float" office:value="0.00000516173">
                <text:p>0.00000516173</text:p>
              </table:table-cell>
              <table:table-cell office:value-type="float" office:value="0.000000299653">
                <text:p>0.000000299653</text:p>
              </table:table-cell>
              <table:table-cell office:value-type="float" office:value="0.000000317293">
                <text:p>0.000000317293</text:p>
              </table:table-cell>
              <table:table-cell office:value-type="float" office:value="0.000000530597">
                <text:p>0.000000530597</text:p>
              </table:table-cell>
              <table:table-cell office:value-type="float" office:value="0.00000497301">
                <text:p>0.00000497301</text:p>
              </table:table-cell>
              <table:table-cell office:value-type="float" office:value="0.00000851742">
                <text:p>0.00000851742</text:p>
              </table:table-cell>
              <table:table-cell office:value-type="float" office:value="0.000000787638">
                <text:p>0.000000787638</text:p>
              </table:table-cell>
              <table:table-cell office:value-type="float" office:value="0.00000502084">
                <text:p>0.00000502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0.0000313607">
                <text:p>0.0000313607</text:p>
              </table:table-cell>
              <table:table-cell office:value-type="float" office:value="0.0000113743">
                <text:p>0.0000113743</text:p>
              </table:table-cell>
              <table:table-cell office:value-type="float" office:value="0.00000998723">
                <text:p>0.00000998723</text:p>
              </table:table-cell>
              <table:table-cell office:value-type="float" office:value="0.000000291218">
                <text:p>0.000000291218</text:p>
              </table:table-cell>
              <table:table-cell office:value-type="float" office:value="0.000000320443">
                <text:p>0.000000320443</text:p>
              </table:table-cell>
              <table:table-cell office:value-type="float" office:value="0.00000069695">
                <text:p>0.00000069695</text:p>
              </table:table-cell>
              <table:table-cell office:value-type="float" office:value="0.0000101066">
                <text:p>0.0000101066</text:p>
              </table:table-cell>
              <table:table-cell office:value-type="float" office:value="0.0000178117">
                <text:p>0.0000178117</text:p>
              </table:table-cell>
              <table:table-cell office:value-type="float" office:value="0.00000145718">
                <text:p>0.00000145718</text:p>
              </table:table-cell>
              <table:table-cell office:value-type="float" office:value="0.0000112347">
                <text:p>0.0000112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0.0000500223">
                <text:p>0.0000500223</text:p>
              </table:table-cell>
              <table:table-cell office:value-type="float" office:value="0.0000179717">
                <text:p>0.0000179717</text:p>
              </table:table-cell>
              <table:table-cell office:value-type="float" office:value="0.0000130834">
                <text:p>0.0000130834</text:p>
              </table:table-cell>
              <table:table-cell office:value-type="float" office:value="0.000000289565">
                <text:p>0.000000289565</text:p>
              </table:table-cell>
              <table:table-cell office:value-type="float" office:value="0.000000318961">
                <text:p>0.000000318961</text:p>
              </table:table-cell>
              <table:table-cell office:value-type="float" office:value="0.00000096087">
                <text:p>0.00000096087</text:p>
              </table:table-cell>
              <table:table-cell office:value-type="float" office:value="0.0000155264">
                <text:p>0.0000155264</text:p>
              </table:table-cell>
              <table:table-cell office:value-type="float" office:value="0.000028136">
                <text:p>0.000028136</text:p>
              </table:table-cell>
              <table:table-cell office:value-type="float" office:value="0.00000194716">
                <text:p>0.00000194716</text:p>
              </table:table-cell>
              <table:table-cell office:value-type="float" office:value="0.0000181729">
                <text:p>0.0000181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0.0000583738">
                <text:p>0.0000583738</text:p>
              </table:table-cell>
              <table:table-cell office:value-type="float" office:value="0.0000234853">
                <text:p>0.0000234853</text:p>
              </table:table-cell>
              <table:table-cell office:value-type="float" office:value="0.000014728">
                <text:p>0.000014728</text:p>
              </table:table-cell>
              <table:table-cell office:value-type="float" office:value="0.00000028982">
                <text:p>0.00000028982</text:p>
              </table:table-cell>
              <table:table-cell office:value-type="float" office:value="0.000000325526">
                <text:p>0.000000325526</text:p>
              </table:table-cell>
              <table:table-cell office:value-type="float" office:value="0.00000139694">
                <text:p>0.00000139694</text:p>
              </table:table-cell>
              <table:table-cell office:value-type="float" office:value="0.0000210534">
                <text:p>0.0000210534</text:p>
              </table:table-cell>
              <table:table-cell office:value-type="float" office:value="0.0000392387">
                <text:p>0.0000392387</text:p>
              </table:table-cell>
              <table:table-cell office:value-type="float" office:value="0.00000319927">
                <text:p>0.00000319927</text:p>
              </table:table-cell>
              <table:table-cell office:value-type="float" office:value="0.0000235786">
                <text:p>0.0000235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0.0000756017">
                <text:p>0.0000756017</text:p>
              </table:table-cell>
              <table:table-cell office:value-type="float" office:value="0.000027303">
                <text:p>0.000027303</text:p>
              </table:table-cell>
              <table:table-cell office:value-type="float" office:value="0.0000175652">
                <text:p>0.0000175652</text:p>
              </table:table-cell>
              <table:table-cell office:value-type="float" office:value="0.000000289425">
                <text:p>0.000000289425</text:p>
              </table:table-cell>
              <table:table-cell office:value-type="float" office:value="0.000000329144">
                <text:p>0.000000329144</text:p>
              </table:table-cell>
              <table:table-cell office:value-type="float" office:value="0.00000175598">
                <text:p>0.00000175598</text:p>
              </table:table-cell>
              <table:table-cell office:value-type="float" office:value="0.000026877">
                <text:p>0.000026877</text:p>
              </table:table-cell>
              <table:table-cell office:value-type="float" office:value="0.0000545671">
                <text:p>0.0000545671</text:p>
              </table:table-cell>
              <table:table-cell office:value-type="float" office:value="0.00000338999">
                <text:p>0.00000338999</text:p>
              </table:table-cell>
              <table:table-cell office:value-type="float" office:value="0.0000273586">
                <text:p>0.0000273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0.000100001">
                <text:p>0.000100001</text:p>
              </table:table-cell>
              <table:table-cell office:value-type="float" office:value="0.0000314103">
                <text:p>0.0000314103</text:p>
              </table:table-cell>
              <table:table-cell office:value-type="float" office:value="0.0000219518">
                <text:p>0.0000219518</text:p>
              </table:table-cell>
              <table:table-cell office:value-type="float" office:value="0.000000301759">
                <text:p>0.000000301759</text:p>
              </table:table-cell>
              <table:table-cell office:value-type="float" office:value="0.000000320111">
                <text:p>0.000000320111</text:p>
              </table:table-cell>
              <table:table-cell office:value-type="float" office:value="0.00000220281">
                <text:p>0.00000220281</text:p>
              </table:table-cell>
              <table:table-cell office:value-type="float" office:value="0.0000328027">
                <text:p>0.0000328027</text:p>
              </table:table-cell>
              <table:table-cell office:value-type="float" office:value="0.0000744311">
                <text:p>0.0000744311</text:p>
              </table:table-cell>
              <table:table-cell office:value-type="float" office:value="0.00000410296">
                <text:p>0.00000410296</text:p>
              </table:table-cell>
              <table:table-cell office:value-type="float" office:value="0.0000301759">
                <text:p>0.0000301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">
                <text:p>113</text:p>
              </table:table-cell>
              <table:table-cell office:value-type="float" office:value="0.000113519">
                <text:p>0.000113519</text:p>
              </table:table-cell>
              <table:table-cell office:value-type="float" office:value="0.0000352544">
                <text:p>0.0000352544</text:p>
              </table:table-cell>
              <table:table-cell office:value-type="float" office:value="0.0000246136">
                <text:p>0.0000246136</text:p>
              </table:table-cell>
              <table:table-cell office:value-type="float" office:value="0.000000287501">
                <text:p>0.000000287501</text:p>
              </table:table-cell>
              <table:table-cell office:value-type="float" office:value="0.000000330916">
                <text:p>0.000000330916</text:p>
              </table:table-cell>
              <table:table-cell office:value-type="float" office:value="0.00000289745">
                <text:p>0.00000289745</text:p>
              </table:table-cell>
              <table:table-cell office:value-type="float" office:value="0.0000388578">
                <text:p>0.0000388578</text:p>
              </table:table-cell>
              <table:table-cell office:value-type="float" office:value="0.0000981731">
                <text:p>0.0000981731</text:p>
              </table:table-cell>
              <table:table-cell office:value-type="float" office:value="0.00000475786">
                <text:p>0.00000475786</text:p>
              </table:table-cell>
              <table:table-cell office:value-type="float" office:value="0.0000319284">
                <text:p>0.0000319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